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Playfair Display" svg:font-family="'Playfair Display'"/>
    <style:font-face style:name="FreeSans1" svg:font-family="FreeSans" style:font-family-generic="swiss"/>
    <style:font-face style:name="Source Sans Pro" svg:font-family="'Source Sans Pro'" style:font-family-generic="swiss"/>
    <style:font-face style:name="Playfair Display1" svg:font-family="'Playfair Display'" style:font-pitch="variable"/>
    <style:font-face style:name="Source Sans Pro1" svg:font-family="'Source Sans Pro'"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6.01pt" fo:margin-bottom="11.99pt" loext:contextual-spacing="false" fo:line-height="200%" fo:text-align="justify" style:justify-single-word="false" style:writing-mode="page"/>
      <style:text-properties style:font-name="Playfair Display1" fo:font-size="14pt" officeooo:rsid="0018429e" officeooo:paragraph-rsid="0018429e" style:font-size-asian="12.25pt" style:font-size-complex="14pt"/>
    </style:style>
    <style:style style:name="P2" style:family="paragraph" style:parent-style-name="Standard">
      <style:paragraph-properties fo:margin-top="6.01pt" fo:margin-bottom="11.99pt" loext:contextual-spacing="false" fo:line-height="200%" fo:text-align="justify" style:justify-single-word="false" fo:break-before="page" style:writing-mode="page"/>
      <style:text-properties style:font-name="Playfair Display1" fo:font-size="14pt" officeooo:rsid="0018429e" officeooo:paragraph-rsid="001a6d55" style:font-size-asian="12.25pt" style:font-size-complex="14pt"/>
    </style:style>
    <style:style style:name="P3" style:family="paragraph" style:parent-style-name="Standard">
      <style:paragraph-properties fo:margin-top="6.01pt" fo:margin-bottom="11.99pt" loext:contextual-spacing="false" fo:line-height="200%" fo:text-align="justify" style:justify-single-word="false" fo:break-before="page" style:writing-mode="page"/>
      <style:text-properties style:font-name="Playfair Display1" fo:font-size="14pt" officeooo:rsid="0018429e" officeooo:paragraph-rsid="001b7285" style:font-size-asian="12.25pt" style:font-size-complex="14pt"/>
    </style:style>
    <style:style style:name="P4" style:family="paragraph" style:parent-style-name="Standard">
      <style:paragraph-properties fo:margin-top="0pt" fo:margin-bottom="6.01pt" loext:contextual-spacing="false" fo:line-height="200%" fo:text-align="justify" style:justify-single-word="false" style:writing-mode="page"/>
      <style:text-properties fo:font-style="normal" fo:font-weight="bold" officeooo:rsid="0016cfda" officeooo:paragraph-rsid="0016cfda" style:font-style-asian="normal" style:font-weight-asian="bold" style:font-style-complex="normal" style:font-weight-complex="bold"/>
    </style:style>
    <style:style style:name="P5" style:family="paragraph" style:parent-style-name="Standard" style:list-style-name="L1">
      <style:paragraph-properties fo:margin-top="0pt" fo:margin-bottom="6.01pt" loext:contextual-spacing="false" fo:line-height="200%" fo:text-align="justify" style:justify-single-word="false" style:writing-mode="page"/>
      <style:text-properties fo:font-weight="bold" officeooo:rsid="00164bb1" officeooo:paragraph-rsid="00164bb1" style:font-weight-asian="bold" style:font-weight-complex="bold"/>
    </style:style>
    <style:style style:name="P6" style:family="paragraph" style:parent-style-name="Standard" style:list-style-name="L1">
      <style:paragraph-properties fo:margin-top="0pt" fo:margin-bottom="6.01pt" loext:contextual-spacing="false" fo:line-height="200%" fo:text-align="justify" style:justify-single-word="false" style:writing-mode="page"/>
      <style:text-properties fo:font-style="italic" officeooo:rsid="00164bb1" officeooo:paragraph-rsid="00164bb1" style:font-style-asian="italic" style:font-style-complex="italic"/>
    </style:style>
    <style:style style:name="P7" style:family="paragraph" style:parent-style-name="Standard" style:list-style-name="L1">
      <style:paragraph-properties fo:margin-top="0pt" fo:margin-bottom="6.01pt" loext:contextual-spacing="false" fo:line-height="200%" fo:text-align="justify" style:justify-single-word="false" style:writing-mode="page"/>
      <style:text-properties fo:font-style="italic" officeooo:rsid="0016b341" officeooo:paragraph-rsid="0016b341" style:font-style-asian="italic" style:font-style-complex="italic"/>
    </style:style>
    <style:style style:name="P8" style:family="paragraph" style:parent-style-name="Standard" style:list-style-name="L1">
      <style:paragraph-properties fo:margin-top="0pt" fo:margin-bottom="6.01pt" loext:contextual-spacing="false" fo:line-height="200%" fo:text-align="justify" style:justify-single-word="false" style:writing-mode="page"/>
      <style:text-properties fo:font-style="italic" officeooo:rsid="0016cfda" officeooo:paragraph-rsid="0016cfda" style:font-style-asian="italic" style:font-style-complex="italic"/>
    </style:style>
    <style:style style:name="P9" style:family="paragraph" style:parent-style-name="Standard" style:list-style-name="L1">
      <style:paragraph-properties fo:margin-top="0pt" fo:margin-bottom="6.01pt" loext:contextual-spacing="false" fo:line-height="200%" fo:text-align="justify" style:justify-single-word="false" style:writing-mode="page"/>
      <style:text-properties fo:font-style="italic" fo:font-weight="bold" officeooo:rsid="00164bb1" officeooo:paragraph-rsid="00164bb1" style:font-style-asian="italic" style:font-weight-asian="bold" style:font-style-complex="italic" style:font-weight-complex="bold"/>
    </style:style>
    <style:style style:name="P10" style:family="paragraph" style:parent-style-name="Standard" style:list-style-name="L1">
      <style:paragraph-properties fo:margin-top="0pt" fo:margin-bottom="6.01pt" loext:contextual-spacing="false" fo:line-height="200%" fo:text-align="justify" style:justify-single-word="false" style:writing-mode="page"/>
      <style:text-properties fo:font-style="italic" fo:font-weight="normal" officeooo:rsid="001a6d55" officeooo:paragraph-rsid="001a6d55" style:font-style-asian="italic" style:font-weight-asian="normal" style:font-style-complex="italic" style:font-weight-complex="normal"/>
    </style:style>
    <style:style style:name="P11" style:family="paragraph" style:parent-style-name="Standard" style:list-style-name="L1">
      <style:paragraph-properties fo:margin-top="0pt" fo:margin-bottom="6.01pt" loext:contextual-spacing="false" fo:line-height="200%" fo:text-align="justify" style:justify-single-word="false" style:writing-mode="page"/>
      <style:text-properties fo:font-style="italic" fo:font-weight="normal" officeooo:rsid="001accd4" officeooo:paragraph-rsid="001accd4" style:font-style-asian="italic" style:font-weight-asian="normal" style:font-style-complex="italic" style:font-weight-complex="normal"/>
    </style:style>
    <style:style style:name="P12" style:family="paragraph" style:parent-style-name="Standard" style:list-style-name="L1">
      <style:paragraph-properties fo:margin-top="0pt" fo:margin-bottom="6.01pt" loext:contextual-spacing="false" fo:line-height="200%" fo:text-align="justify" style:justify-single-word="false" style:writing-mode="page"/>
      <style:text-properties fo:font-style="italic" fo:font-weight="normal" officeooo:rsid="001be814" officeooo:paragraph-rsid="001be814" style:font-style-asian="italic" style:font-weight-asian="normal" style:font-style-complex="italic" style:font-weight-complex="normal"/>
    </style:style>
    <style:style style:name="P13" style:family="paragraph" style:parent-style-name="Standard" style:list-style-name="L1">
      <style:paragraph-properties fo:margin-top="0pt" fo:margin-bottom="6.01pt" loext:contextual-spacing="false" fo:line-height="200%" fo:text-align="justify" style:justify-single-word="false" style:writing-mode="page"/>
      <style:text-properties fo:font-style="normal" fo:font-weight="bold" officeooo:rsid="00164bb1" officeooo:paragraph-rsid="00164bb1" style:font-style-asian="normal" style:font-weight-asian="bold" style:font-style-complex="normal" style:font-weight-complex="bold"/>
    </style:style>
    <style:style style:name="P14" style:family="paragraph" style:parent-style-name="Standard" style:list-style-name="L1">
      <style:paragraph-properties fo:margin-top="0pt" fo:margin-bottom="6.01pt" loext:contextual-spacing="false" fo:line-height="200%" fo:text-align="justify" style:justify-single-word="false" style:writing-mode="page"/>
      <style:text-properties fo:font-style="normal" fo:font-weight="bold" officeooo:rsid="00164bb1" officeooo:paragraph-rsid="001a6d55" style:font-style-asian="normal" style:font-weight-asian="bold" style:font-style-complex="normal" style:font-weight-complex="bold"/>
    </style:style>
    <style:style style:name="P15" style:family="paragraph" style:parent-style-name="Standard" style:list-style-name="L1">
      <style:paragraph-properties fo:margin-top="0pt" fo:margin-bottom="6.01pt" loext:contextual-spacing="false" fo:line-height="200%" fo:text-align="justify" style:justify-single-word="false" style:writing-mode="page"/>
      <style:text-properties fo:font-style="normal" fo:font-weight="bold" officeooo:rsid="00164bb1" officeooo:paragraph-rsid="001b7285" style:font-style-asian="normal" style:font-weight-asian="bold" style:font-style-complex="normal" style:font-weight-complex="bold"/>
    </style:style>
    <style:style style:name="P16" style:family="paragraph" style:parent-style-name="Standard" style:list-style-name="L1">
      <style:paragraph-properties fo:margin-top="0pt" fo:margin-bottom="6.01pt" loext:contextual-spacing="false" fo:line-height="200%" fo:text-align="justify" style:justify-single-word="false" style:writing-mode="page"/>
      <style:text-properties fo:font-style="normal" fo:font-weight="bold" officeooo:rsid="0016b341" officeooo:paragraph-rsid="0016b341" style:font-style-asian="normal" style:font-weight-asian="bold" style:font-style-complex="normal" style:font-weight-complex="bold"/>
    </style:style>
    <style:style style:name="P17" style:family="paragraph" style:parent-style-name="Standard" style:list-style-name="L1">
      <style:paragraph-properties fo:margin-top="0pt" fo:margin-bottom="6.01pt" loext:contextual-spacing="false" fo:line-height="200%" fo:text-align="justify" style:justify-single-word="false" style:writing-mode="page"/>
      <style:text-properties fo:font-style="normal" fo:font-weight="bold" officeooo:rsid="0016cfda" officeooo:paragraph-rsid="0016cfda" style:font-style-asian="normal" style:font-weight-asian="bold" style:font-style-complex="normal" style:font-weight-complex="bold"/>
    </style:style>
    <style:style style:name="P18" style:family="paragraph" style:parent-style-name="Standard" style:list-style-name="L1">
      <style:paragraph-properties fo:margin-top="0pt" fo:margin-bottom="6.01pt" loext:contextual-spacing="false" fo:line-height="200%" fo:text-align="justify" style:justify-single-word="false" style:writing-mode="page"/>
      <style:text-properties fo:font-style="normal" fo:font-weight="bold" officeooo:rsid="001a6d55" officeooo:paragraph-rsid="001a6d55" style:font-style-asian="normal" style:font-weight-asian="bold" style:font-style-complex="normal" style:font-weight-complex="bold"/>
    </style:style>
    <style:style style:name="P19" style:family="paragraph" style:parent-style-name="Standard" style:list-style-name="L1">
      <style:paragraph-properties fo:margin-top="0pt" fo:margin-bottom="6.01pt" loext:contextual-spacing="false" fo:line-height="200%" fo:text-align="justify" style:justify-single-word="false" style:writing-mode="page"/>
      <style:text-properties fo:font-style="normal" fo:font-weight="bold" officeooo:rsid="001af216" officeooo:paragraph-rsid="001af216" style:font-style-asian="normal" style:font-weight-asian="bold" style:font-style-complex="normal" style:font-weight-complex="bold"/>
    </style:style>
    <style:style style:name="P20" style:family="paragraph" style:parent-style-name="Standard">
      <style:paragraph-properties fo:margin-top="0pt" fo:margin-bottom="6.01pt" loext:contextual-spacing="false" fo:line-height="200%" fo:text-align="justify" style:justify-single-word="false" style:writing-mode="page"/>
      <style:text-properties fo:font-style="normal" fo:font-weight="bold" officeooo:rsid="001af216" officeooo:paragraph-rsid="001af216" style:font-style-asian="normal" style:font-weight-asian="bold" style:font-style-complex="normal" style:font-weight-complex="bold"/>
    </style:style>
    <style:style style:name="P21" style:family="paragraph" style:parent-style-name="Standard" style:list-style-name="L1">
      <style:paragraph-properties fo:margin-top="0pt" fo:margin-bottom="6.01pt" loext:contextual-spacing="false" fo:line-height="200%" fo:text-align="justify" style:justify-single-word="false" style:writing-mode="page"/>
      <style:text-properties fo:font-style="normal" fo:font-weight="bold" officeooo:rsid="001be814" officeooo:paragraph-rsid="001be814" style:font-style-asian="normal" style:font-weight-asian="bold" style:font-style-complex="normal" style:font-weight-complex="bold"/>
    </style:style>
    <style:style style:name="P22" style:family="paragraph" style:parent-style-name="Standard" style:list-style-name="L1">
      <style:paragraph-properties fo:margin-top="0pt" fo:margin-bottom="6.01pt" loext:contextual-spacing="false" fo:line-height="200%" fo:text-align="justify" style:justify-single-word="false" style:writing-mode="page"/>
      <style:text-properties fo:font-style="normal" officeooo:rsid="00164bb1" officeooo:paragraph-rsid="00164bb1" style:font-style-asian="normal" style:font-style-complex="normal"/>
    </style:style>
    <style:style style:name="P23" style:family="paragraph" style:parent-style-name="Standard" style:list-style-name="L1">
      <style:paragraph-properties fo:margin-top="0pt" fo:margin-bottom="6.01pt" loext:contextual-spacing="false" fo:line-height="200%" fo:text-align="justify" style:justify-single-word="false" style:writing-mode="page"/>
      <style:text-properties fo:font-style="normal" officeooo:rsid="0016b341" officeooo:paragraph-rsid="0016b341" style:font-style-asian="normal" style:font-style-complex="normal"/>
    </style:style>
    <style:style style:name="P24" style:family="paragraph" style:parent-style-name="Standard" style:list-style-name="L1">
      <style:paragraph-properties fo:margin-top="0pt" fo:margin-bottom="6.01pt" loext:contextual-spacing="false" fo:line-height="200%" fo:text-align="justify" style:justify-single-word="false" style:writing-mode="page"/>
      <style:text-properties fo:font-style="normal" officeooo:rsid="0016cfda" officeooo:paragraph-rsid="0016cfda" style:font-style-asian="normal" style:font-style-complex="normal"/>
    </style:style>
    <style:style style:name="P25" style:family="paragraph" style:parent-style-name="Standard" style:list-style-name="L2">
      <style:paragraph-properties fo:margin-top="0pt" fo:margin-bottom="6.01pt" loext:contextual-spacing="false" fo:line-height="200%" fo:text-align="justify" style:justify-single-word="false" style:writing-mode="page"/>
      <style:text-properties style:font-name="Source Sans Pro1" fo:font-size="12pt" fo:font-style="normal" fo:font-weight="normal" officeooo:rsid="001f3495" officeooo:paragraph-rsid="001f3495" style:font-size-asian="12pt" style:font-style-asian="normal" style:font-weight-asian="normal" style:font-size-complex="12pt" style:font-style-complex="normal" style:font-weight-complex="normal"/>
    </style:style>
    <style:style style:name="P26" style:family="paragraph" style:parent-style-name="Standard" style:list-style-name="L3">
      <style:paragraph-properties fo:margin-top="0pt" fo:margin-bottom="6.01pt" loext:contextual-spacing="false" fo:line-height="200%" fo:text-align="justify" style:justify-single-word="false" style:writing-mode="page"/>
      <style:text-properties style:font-name="Source Sans Pro1" fo:font-size="12pt" fo:font-style="normal" fo:font-weight="normal" officeooo:rsid="001f3495" officeooo:paragraph-rsid="001f3495" style:font-size-asian="12pt" style:font-style-asian="normal" style:font-weight-asian="normal" style:font-size-complex="12pt" style:font-style-complex="normal" style:font-weight-complex="normal"/>
    </style:style>
    <style:style style:name="P27" style:family="paragraph" style:parent-style-name="Standard">
      <style:paragraph-properties fo:margin-top="6.01pt" fo:margin-bottom="11.99pt" loext:contextual-spacing="false" fo:line-height="200%" fo:text-align="justify" style:justify-single-word="false" fo:break-before="page" style:writing-mode="page"/>
      <style:text-properties officeooo:rsid="0018429e" officeooo:paragraph-rsid="001d67eb"/>
    </style:style>
    <style:style style:name="T1" style:family="text">
      <style:text-properties fo:font-style="normal" style:font-style-asian="normal" style:font-style-complex="normal"/>
    </style:style>
    <style:style style:name="T2" style:family="text">
      <style:text-properties fo:font-style="normal" officeooo:rsid="0016b341" style:font-style-asian="normal" style:font-style-complex="normal"/>
    </style:style>
    <style:style style:name="T3" style:family="text">
      <style:text-properties fo:font-style="italic" style:font-style-asian="italic" style:font-style-complex="italic"/>
    </style:style>
    <style:style style:name="T4" style:family="text">
      <style:text-properties officeooo:rsid="0016cfda"/>
    </style:style>
    <style:style style:name="T5" style:family="text">
      <style:text-properties officeooo:rsid="001a6d55"/>
    </style:style>
    <style:style style:name="T6" style:family="text">
      <style:text-properties officeooo:rsid="001accd4"/>
    </style:style>
    <style:style style:name="T7" style:family="text">
      <style:text-properties officeooo:rsid="001b7285"/>
    </style:style>
    <style:style style:name="T8" style:family="text">
      <style:text-properties style:font-name="Playfair Display1" fo:font-size="14pt" style:font-size-asian="12.25pt" style:font-size-complex="14pt"/>
    </style:style>
    <style:style style:name="T9" style:family="text">
      <style:text-properties style:font-name="Playfair Display1" fo:font-size="14pt" officeooo:rsid="001a6d55" style:font-size-asian="12.25pt" style:font-size-complex="14pt"/>
    </style:style>
    <style:style style:name="T10" style:family="text">
      <style:text-properties style:font-name="Playfair Display1" fo:font-size="14pt" officeooo:rsid="001d67eb" style:font-size-asian="12.25pt" style:font-size-complex="14pt"/>
    </style:style>
    <style:style style:name="T11" style:family="text">
      <style:text-properties officeooo:rsid="00201ce8"/>
    </style:style>
    <text:list-style style:name="L1">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ura (mujer, estudiante de <text:span text:style-name="T5">grado en </text:span>Odontología, 20 años)</text:p>
      <text:list xml:id="list2406929009160277425" text:style-name="L1">
        <text:list-item>
          <text:p text:style-name="P5">Si dispusieras de esto [el asistente tal y como se ha planteado] , ¿te interesaría tenerlo?</text:p>
        </text:list-item>
        <text:list-item>
          <text:p text:style-name="P6">Sí.</text:p>
        </text:list-item>
        <text:list-item>
          <text:p text:style-name="P5">En ese caso, ¿para qué lo utilizarías, lo primero? ¿Para que crees o se te ocurre que lo utilizarías?</text:p>
        </text:list-item>
        <text:list-item>
          <text:p text:style-name="P6">¿Le podría dar unas directrices para que pasase unos apuntes?</text:p>
        </text:list-item>
        <text:list-item>
          <text:p text:style-name="P13">¿Para que pasase unos apuntes cómo?</text:p>
        </text:list-item>
        <text:list-item>
          <text:p text:style-name="P6">Están en Word, sólo habría que cambiar el formato que tienen: la letra, la justificación y tal.</text:p>
        </text:list-item>
        <text:list-item>
          <text:p text:style-name="P13">Sí, en principio se podría.</text:p>
        </text:list-item>
        <text:list-item>
          <text:p text:style-name="P6">Me quitaría todo el trabajo <text:span text:style-name="T1">[risas].</text:span></text:p>
        </text:list-item>
        <text:list-item>
          <text:p text:style-name="P13">Vale, para hacer apuntes, entonces, diríamos así en conjunto. Más cosas que se te ocurren.</text:p>
        </text:list-item>
        <text:list-item>
          <text:p text:style-name="P6"><text:span text:style-name="T1">[Piensa] </text:span>Dejaría de tener una agenda. Sería él mi agenda, básicamente. Y no sé… sobre todo para eso. Probablemente también cuando me aburriese en clase me pondría a hablar con él <text:span text:style-name="T1">[risas].</text:span></text:p>
        </text:list-item>
        <text:list-item>
          <text:p text:style-name="P9"><text:span text:style-name="T1">Vale. […] Si pudieras elegir las características de este trasto, por ejemplo, no sé, la voz, el carácter, el acento, todo eso, ¿</text:span><text:span text:style-name="T2">eso </text:span><text:span text:style-name="T1">te gustaría poder personalizarlo, por ejemplo?</text:span></text:p>
        </text:list-item>
        <text:list-item>
          <text:p text:style-name="P22"><text:soft-page-break/>[Piensa]. <text:span text:style-name="T3">Me sería indiferente.</text:span></text:p>
        </text:list-item>
        <text:list-item>
          <text:p text:style-name="P16">¿Eso te sería indiferente? Imagínate que te toca con acento andaluz. Y es con acento andaluz y ya está.</text:p>
        </text:list-item>
        <text:list-item>
          <text:p text:style-name="P7">A ver, pero supongo que venga con unos acentos predeterminados, con algo generalizado, que se entienda. Pero sí, me daría igual que tuviese acento andaluz.</text:p>
        </text:list-item>
        <text:list-item>
          <text:p text:style-name="P16">¿En qué plataforma te gustaría más utilizarlo? Entiendo que hasta ahora estábamos hablando del teléfono. A lo mejor también te apetece tenerlo en el ordenador.</text:p>
        </text:list-item>
        <text:list-item>
          <text:p text:style-name="P7">Hombre, sí. En el portátil y en el teléfono me parecería lo más útil.</text:p>
        </text:list-item>
        <text:list-item>
          <text:p text:style-name="P16">¿Con cuáles [software que utilizas habitualmente] te interesaría que interactuara? Esto te lo cuento a título de que me ayudes un poco, vaya.</text:p>
        </text:list-item>
        <text:list-item>
          <text:p text:style-name="P7">Pues no sé, te podría escuchar escuchar en clase y copiar él solo, eso me vendría bien también. En el portátil, conectado al Word. Por imaginar <text:span text:style-name="T1">[risas]. </text:span>O sea, dictado por voz.</text:p>
        </text:list-item>
        <text:list-item>
          <text:p text:style-name="P16">Sí, sí, de todos modos piensa que te he dicho que sería como un humano, que escucha igual de bien que tú y habla igual de bien que tú.</text:p>
        </text:list-item>
        <text:list-item>
          <text:p text:style-name="P7">Pero copia más rápido <text:span text:style-name="T1">[risas].</text:span></text:p>
        </text:list-item>
        <text:list-item>
          <text:p text:style-name="P16">Copia bastante más rápido que tú, sí [risas].</text:p>
        </text:list-item>
        <text:list-item>
          <text:p text:style-name="P16">Piensa que es como un ser humano: ¿crees que podrías llegar a desarrollar una cierta relación con él?</text:p>
        </text:list-item>
        <text:list-item>
          <text:p text:style-name="P7"><text:soft-page-break/>Sí, claro, me acabaría cayendo bien. Teniendo en cuenta que cuando esté aburrida me voy a dedicar a hablar con él, pues sí.</text:p>
        </text:list-item>
        <text:list-item>
          <text:p text:style-name="P16">Sería un poco raro la verdad. Imagínate: «mi mejor amigo es mi teléfono. Le cuento todos mis secretos».</text:p>
        </text:list-item>
        <text:list-item>
          <text:p text:style-name="P23">[Risas]</text:p>
        </text:list-item>
        <text:list-item>
          <text:p text:style-name="P16">Si tuvieras que elegir contarle un secreto, <text:span text:style-name="T4">¿crees que se lo contarías antes al trasto que a una persona?</text:span></text:p>
        </text:list-item>
        <text:list-item>
          <text:p text:style-name="P24">[Respuesta inmediata] <text:span text:style-name="T3">No.</text:span></text:p>
        </text:list-item>
        <text:list-item>
          <text:p text:style-name="P17">¿Qué no te gustaría que hiciera? ¿Te gustaría por ejemplo, que hablara con otros trastos de otra gente?</text:p>
        </text:list-item>
        <text:list-item>
          <text:p text:style-name="P8">No. Me gustaría que mi información estuviese para mí. No que se comunicase con el resto, porque al final estaría más expuesta la información.</text:p>
        </text:list-item>
        <text:list-item>
          <text:p text:style-name="P17">Muchas gracias por tu colaboración.</text:p>
        </text:list-item>
      </text:list>
      <text:p text:style-name="P4"/>
      <text:p text:style-name="P2"><text:span text:style-name="T5">Daniel</text:span> (<text:span text:style-name="T5">hombre</text:span>, <text:span text:style-name="T5">trabajo en el sector de la Hostelería</text:span>, <text:span text:style-name="T5">formación profesional,</text:span> 2<text:span text:style-name="T5">7</text:span> años)</text:p>
      <text:list xml:id="list184629556148154" text:continue-numbering="true" text:style-name="L1">
        <text:list-item>
          <text:p text:style-name="P14">Si dispusieras de esto [el asistente tal y como se ha planteado] , ¿te interesaría tenerlo?</text:p>
        </text:list-item>
        <text:list-item>
          <text:p text:style-name="P10">Supongo que sí, pero no es un sí rotundo, es más bien un sí de «bueno, si alguien me lo regala...», que podría ser, lo usaría. Pero muy probablemente, a menos que viera que es maravilloso, me cansaría de ello. <text:span text:style-name="T1">[Creo que la idea no está clara aquí].</text:span></text:p>
        </text:list-item>
        <text:list-item>
          <text:p text:style-name="P18">Vale, imagina eso, que te lo han regalado, si quieres. ¿Para qué te interesaría usarlo?</text:p>
        </text:list-item>
        <text:list-item>
          <text:p text:style-name="P10">Pues principalmente lo utilizaría para escuchar música, lo utilizaría como reloj despertador, lo tendría también quizá para avisarme de fechas de salidas de libros, de salidas de series o películas que me interesen, cuando salga un tráiler de algo de eso también que me avise… Probablemente también lo podría programar para que me pusiera la lavadora, de cara a, si estoy por ahí y sé que voy a volver sobre las dos, que me la deje puesta sobre la una… También probablemente podría programarlo para que me hiciera algún tipo de menú, para poder ir al súper y comprarlo todo cómodamente. Compra por Internet no, porque no me gusta ir de compras, pero comprar por Internet es entretenido, no se lo voy a ceder a una máquina. Y… <text:span text:style-name="T1">[piensa]</text:span>. Bueno, a ver, si cabe la posibilidad de que me limpie la casa, joder, que me la limpie. Quizá para hacer también envío de currículum, que se meta sólo en <text:soft-page-break/>páginas tipo Infojobs y me vaya generando posibles empresas… Yo si le doy ese uso ya estoy contento.</text:p>
        </text:list-item>
        <text:list-item>
          <text:p text:style-name="P18">Ten en cuenta que es a todos efectos como un ser humano. Es decir, que por ejemplo, si vas andando por la calle podrías hablar con él, o si estás en el metro o tienes un rato muerto, tendrías alguien con quien hablar si tú quieres. ¿<text:span text:style-name="T6">Crees que podrías llegar a desarrollar alguna relación con él</text:span>? <text:span text:style-name="T6">¿Podría llegar a ser en algún sentido tu amigo? ¿Estarías dispuesto a abrirte a esa posibilidad?</text:span></text:p>
        </text:list-item>
        <text:list-item>
          <text:p text:style-name="P11">Sí, sí me vería con una amistad «robótica». Rollo Bender y cosas así, mola. En todo caso la posibilidad de que me diera conversación me parece ligeramente peligrosa. Es decir, si yo estoy empezando a depender de un robot, en vez de de una persona, de cara a mis relaciones interpersonales, por un lado podría hacer que mis relaciones fueran más sencillas, porque el robot va a estar ahí; el robot tiene la obligación de ser mi amigo por así decirlo, lo cual lo torna en una amistad rara. Pero si cabe la posibilidad de que tenga una IA plena y perfecta, como en el caso de Bender, una amistad con un ser así sería estupendo.</text:p>
          <text:p text:style-name="P11">El darme conversación en general por la calle y tal no me gusta, a menos que desarrolle una amistad real con ese ente, no buscaría conversación banal para distraerme por la calle porque me gusta mucho ir escuchando música, y si voy a ir por la calle hablando con alguien, quiero que sea un amigo que no esté programado para ser un amigo.</text:p>
          <text:p text:style-name="P11">Del mismo modo te insisto, si este robot fuese un amigo, que podría desarrollar afecto hacia mí también y demás, es turbio, porque tampoco quisiera ser yo quien <text:soft-page-break/>dice «mira, no me acompañes hoy de jarana, porque no quiero ir siempre con una lapa, y quiero ir escuchando música». No querría algo así. Querría más un asistente sin una inteligencia artificial perfecta con el cual no pudiera entablar una amistad. Porque no sé, me parece peligroso de otra forma. Me parece que sería una relación ligeramente tóxica automáticamente por el hecho de ser una máquina y acompañarme a todas partes si eso fuese así, no me sentiría cómodo. Además, el problema yo lo veo en que si me sintiese cómodo, mis relaciones sociales podrían cambiar totalmente.</text:p>
        </text:list-item>
        <text:list-item>
          <text:p text:style-name="P19">Muchas gracias.</text:p>
        </text:list-item>
      </text:list>
      <text:p text:style-name="P20"/>
      <text:p text:style-name="P27"><text:span text:style-name="T10">Ana</text:span><text:span text:style-name="T8"> (</text:span><text:span text:style-name="T10">mujer</text:span><text:span text:style-name="T8">, </text:span><text:span text:style-name="T10">estudiante ESO</text:span><text:span text:style-name="T9">,</text:span><text:span text:style-name="T8"> </text:span><text:span text:style-name="T10">14</text:span><text:span text:style-name="T8"> años)</text:span></text:p>
      <text:list xml:id="list3122667834738457466" text:style-name="L2">
        <text:list-item>
          <text:p text:style-name="P25">No utiliza los asistentes, porque dice que tarda menos que el asistente. Además dice que no se fía porque hacen cosas ellos que ella no entiende y que ella a lo mejor pueden estar haciendo un montón de movidas de la que ella no se entera. Por ejemplo, buscar un archivo que ella no sabe donde está. Indicaciones de ayuda en clase.</text:p>
        </text:list-item>
      </text:list>
      <text:p text:style-name="P27"><text:span text:style-name="T10">Alberto</text:span><text:span text:style-name="T8"> (</text:span><text:span text:style-name="T10">hombre</text:span><text:span text:style-name="T8">, </text:span><text:span text:style-name="T10">estudiante de grado en Ingeniería Informática</text:span><text:span text:style-name="T9">,</text:span><text:span text:style-name="T8"> </text:span><text:span text:style-name="T10">20</text:span><text:span text:style-name="T8"> años)</text:span></text:p>
      <text:list xml:id="list7610889081105032334" text:style-name="L3">
        <text:list-item>
          <text:p text:style-name="P26">Los asistentes no valen para nada, es un estándar inútil. </text:p>
        </text:list-item>
      </text:list>
      <text:p text:style-name="P3"><text:span text:style-name="T7">Rubén</text:span> (<text:span text:style-name="T5">hombre</text:span>, <text:span text:style-name="T7">estudiante de grado en Ingeniería Electrónica y Automática,</text:span> 2<text:span text:style-name="T7">0 </text:span>años)</text:p>
      <text:list xml:id="list184628352396976" text:continue-list="list184629556148154" text:style-name="L1">
        <text:list-item>
          <text:p text:style-name="P15">Si dispusieras de esto [el asistente tal y como se ha planteado] , ¿te interesaría tenerlo?</text:p>
        </text:list-item>
        <text:list-item>
          <text:p text:style-name="P12">No, si fuese como una persona no querría. El móvil siempre lo llevas encima y sería como cargar con una persona también. Según como se comporte: si no tuviese opinión sí, pero entonces no sería una persona, sería un asistente y ya.</text:p>
          <text:p text:style-name="P12">¿Para qué quiero yo una aplicación que sea como una persona? Ya hay bastantes personas reales en el mundo, ¿qué me va a aportar?</text:p>
        </text:list-item>
        <text:list-item>
          <text:p text:style-name="P21">Muchas graci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Playfair Display" svg:font-family="'Playfair Display'"/>
    <style:font-face style:name="FreeSans1" svg:font-family="FreeSans" style:font-family-generic="swiss"/>
    <style:font-face style:name="Source Sans Pro" svg:font-family="'Source Sans Pro'" style:font-family-generic="swiss"/>
    <style:font-face style:name="Playfair Display1" svg:font-family="'Playfair Display'" style:font-pitch="variable"/>
    <style:font-face style:name="Source Sans Pro1" svg:font-family="'Source Sans Pro'"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Source Sans Pro"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Source Sans Pro"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Playfair Display" fo:font-family="'Playfair Display'"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Source Sans Pro" fo:font-family="'Source Sans Pro'" style:font-family-generic="swiss" fo:font-size="11pt"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style:font-name="Source Sans Pro" fo:font-family="'Source Sans Pro'" style:font-family-generic="swiss"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ource Sans Pro" fo:font-family="'Source Sans Pro'" style:font-family-generic="swiss" fo:font-size="11pt"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4.99pt" fo:page-height="842pt" style:num-format="1" style:print-orientation="portrait" fo:margin-top="72pt" fo:margin-bottom="72pt" fo:margin-left="72pt" fo:margin-right="72pt" style:writing-mode="lr-tb"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0:57:01.020686544</meta:creation-date>
    <dc:date>2019-04-01T18:46:27.668842344</dc:date>
    <meta:editing-duration>PT49M51S</meta:editing-duration>
    <meta:editing-cycles>8</meta:editing-cycles>
    <meta:generator>LibreOffice/5.2.7.2$Linux_X86_64 LibreOffice_project/20m0$Build-2</meta:generator>
    <meta:document-statistic meta:table-count="0" meta:image-count="0" meta:object-count="0" meta:page-count="9" meta:paragraph-count="50" meta:word-count="1355" meta:character-count="7447" meta:non-whitespace-character-count="6186"/>
  </office:meta>
</office:document-meta>
</file>